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OSGiMonoc" svg:font-family="ProductusOSGiMono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Text_20_body" style:master-page-name="">
      <style:paragraph-properties fo:margin-left="0.5in" fo:margin-right="0in" fo:margin-top="0in" fo:margin-bottom="0.0835in" fo:text-align="justify" style:justify-single-word="false" fo:orphans="2" fo:widows="2" fo:text-indent="0in" style:auto-text-indent="false" style:page-number="auto" style:writing-mode="lr-tb"/>
    </style:style>
    <style:style style:name="P16" style:family="paragraph" style:parent-style-name="Heading_20_2">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text-properties fo:language="en" fo:country="US"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list-style-name="L4">
      <style:text-properties fo:language="en" fo:country="US" style:language-complex="ar" style:country-complex="SA"/>
    </style:style>
    <style:style style:name="P22" style:family="paragraph" style:parent-style-name="Body" style:list-style-name="L5">
      <style:paragraph-properties fo:text-align="start" style:justify-single-word="false"/>
      <style:text-properties fo:language="en" fo:country="US" style:language-complex="ar" style:country-complex="SA"/>
    </style:style>
    <style:style style:name="P23" style:family="paragraph" style:parent-style-name="Body" style:list-style-name="L2"/>
    <style:style style:name="P24" style:family="paragraph" style:parent-style-name="Body">
      <style:text-properties fo:color="#000000" fo:language="en" fo:country="US" fo:font-style="normal" style:font-style-asian="normal" style:language-complex="ar" style:country-complex="SA" style:font-style-complex="normal"/>
    </style:style>
    <style:style style:name="P25" style:family="paragraph" style:parent-style-name="Body" style:list-style-name="L6">
      <style:paragraph-properties fo:text-align="start" style:justify-single-word="false"/>
    </style:style>
    <style:style style:name="P2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9" style:family="paragraph">
      <style:text-properties fo:language="en" fo:country="US" style:language-complex="ar" style:country-complex="SA"/>
    </style:style>
    <style:style style:name="P30" style:family="paragraph" style:parent-style-name="CellBody">
      <style:text-properties fo:language="en" fo:country="US" style:language-complex="ar" style:country-complex="SA"/>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Definition_20_Term">
      <style:text-properties fo:language="en" fo:country="US" style:language-complex="ar" style:country-complex="SA"/>
    </style:style>
    <style:style style:name="P33" style:family="paragraph" style:parent-style-name="Preformatted_20_Text">
      <style:text-properties fo:color="#000000" fo:language="en" fo:country="US" fo:font-style="normal" style:font-style-asian="normal" style:language-complex="ar" style:country-complex="SA" style:font-style-complex="normal"/>
    </style:style>
    <style:style style:name="P34" style:family="paragraph" style:parent-style-name="Preformatted_20_Text">
      <style:paragraph-properties loext:contextual-spacing="false" fo:margin-top="0in" fo:margin-bottom="0.1965in"/>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style:font-name="Proforma" fo:font-size="9pt" fo:language="en" fo:country="US" style:language-complex="ar" style:country-complex="SA"/>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2" fo:language="en" fo:country="US" style:language-complex="ar" style:country-complex="SA"/>
    </style:style>
    <style:style style:name="T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graphics3" text:anchor-type="paragraph" svg:width="7in" svg:height="3.1075in" draw:z-index="0"><draw:image xlink:href="Pictures/1000020100000427000001D8328612BC.png" xlink:type="simple" xlink:show="embed" xlink:actuate="onLoad"/></draw:frame></text:p>
      <text:p text:style-name="P9"><text:user-defined style:data-style-name="N0" text:name="RFC Title">RFC 222: Declarative Services Updates</text:user-defined></text:p>
      <text:p text:style-name="P9"><text:span text:style-name="T1">Draft<text:line-break/><text:line-break/></text:span><text:span text:style-name="T1"><text:page-count style:num-format="1">12</text:page-count></text:span><text:span text:style-name="T1"> Pages</text:span></text:p>
      <text:p text:style-name="P6">Abstract</text:p>
      <text:p text:style-name="P7">Updates to Declarative Services for Release 7.</text:p>
      <text:p text:style-name="P11"/>
      <text:h text:style-name="P18" text:outline-level="1" text:restart-numbering="true" text:start-value="-1">Document Information</text:h>
      <text:h text:style-name="P16" text:outline-level="2">License</text:h>
      <text:p text:style-name="P12">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1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26">1 Introduction<text:tab/>5</text:p>
          <text:p text:style-name="P26">2 Application Domain<text:tab/>5</text:p>
          <text:p text:style-name="P26">3 Problem Description<text:tab/>5</text:p>
          <text:p text:style-name="P27">3.1 Component Factory Properties (Bug 2800)<text:tab/>5</text:p>
          <text:p text:style-name="P27">3.2 Component Reclamation (Bug 2801)<text:tab/>6</text:p>
          <text:p text:style-name="P27">3.3 Constructor Injection (Public Bug 179)<text:tab/>6</text:p>
          <text:p text:style-name="P27">3.4 Mapped Field Injection (RFP 178)<text:tab/>6</text:p>
          <text:p text:style-name="P27">3.5 Field injection of component activation objects (Bug 2902)<text:tab/>7</text:p>
          <text:p text:style-name="P26">4 Requirements<text:tab/>7</text:p>
          <text:p text:style-name="P26">5 Technical Solution<text:tab/>8</text:p>
          <text:p text:style-name="P27">5.1 Schema namespace update<text:tab/>8</text:p>
          <text:p text:style-name="P27">5.2 Component Factory Properties<text:tab/>8</text:p>
          <text:p text:style-name="P27">5.3 Component Reclamation<text:tab/>8</text:p>
          <text:p text:style-name="P27"><text:soft-page-break/>5.4 Constructor Injection<text:tab/>9</text:p>
          <text:p text:style-name="P27">5.5 Mapped Field Injection<text:tab/>9</text:p>
          <text:p text:style-name="P27">5.6 Field injection of component activation objects<text:tab/>9</text:p>
          <text:p text:style-name="P26">6 Data Transfer Objects<text:tab/>10</text:p>
          <text:p text:style-name="P26">7 Javadoc<text:tab/>10</text:p>
          <text:p text:style-name="P26">8 Considered Alternatives<text:tab/>11</text:p>
          <text:p text:style-name="P26">9 Security Considerations<text:tab/>11</text:p>
          <text:p text:style-name="P26">10 Document Support<text:tab/>11</text:p>
          <text:p text:style-name="P27">10.1 References<text:tab/>11</text:p>
          <text:p text:style-name="P27">10.2 Author’s Address<text:tab/>11</text:p>
          <text:p text:style-name="P27">10.3 Acronyms and Abbreviations<text:tab/>11</text:p>
          <text:p text:style-name="P27">10.4 End of Document<text:tab/>12</text:p>
        </text:index-body>
      </text:table-of-content>
      <text:p text:style-name="P11"/>
      <text:h text:style-name="P16"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4">Source code is shown in this typeface</text:span>.</text:p>
      <text:h text:style-name="P16"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B2" office:value-type="date" office:date-value="2016-04-13">
            <text:p text:style-name="P30">2016-04-13</text:p>
          </table:table-cell>
          <table:table-cell table:style-name="Table1.C1" office:value-type="string">
            <text:p text:style-name="P30">Initial draft</text:p>
            <text:p text:style-name="P30">BJ Hargrave, IBM</text:p>
          </table:table-cell>
        </table:table-row>
        <table:table-row table:style-name="Table1.2">
          <table:table-cell table:style-name="Table1.A3" office:value-type="string">
            <text:p text:style-name="P8">2<text:span text:style-name="T9">nd</text:span> draft</text:p>
          </table:table-cell>
          <table:table-cell table:style-name="Table1.B3" office:value-type="date" office:date-value="2016-04-14">
            <text:p text:style-name="P30">2016-04-14</text:p>
          </table:table-cell>
          <table:table-cell table:style-name="Table1.C3" office:value-type="string">
            <text:p text:style-name="P30">Add design for component reclamation and field injection of component activation objects.</text:p>
            <text:p text:style-name="P30">BJ Hargrave IBM</text:p>
          </table:table-cell>
        </table:table-row>
      </table:table>
      <text:p text:style-name="P11"/>
      <text:h text:style-name="P17" text:outline-level="1"><text:soft-page-break/>Introduction</text:h>
      <text:p text:style-name="P11">This RFC collects a numbers of requested enhancements to Declarative Services that were suggested after Release 6 design work was completed. </text:p>
      <text:h text:style-name="P17" text:outline-level="1">Application Domain</text:h>
      <text:p text:style-name="P11">Declarative Services (DS) was first released in 2005 as part of Release 4. From the Version 1.0 spec:</text:p>
      <text:p text:style-name="P15"><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5"> </text:span></text:p>
      <text:p text:style-name="P11">DS has proven a popular and useful way of developing for OSGi. There have been 3 updates to the spec resulting in the current Version 1.3 in Release 6.</text:p>
      <text:h text:style-name="P17" text:outline-level="1">Problem Description</text:h>
      <text:h text:style-name="Heading_20_2" text:outline-level="2">Component Factory Properties (Bug 2800)</text:h>
      <text:p text:style-name="P11">Currently factory components can only have 2 service properties, component.name and component.factory. See 112.2.4 Factory Component.</text:p>
      <text:p text:style-name="P11">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text:soft-page-break/>Component Reclamation (Bug 2801)</text:h>
      <text:p text:style-name="P11">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1">There are at least two consequences of the lazy behavior:</text:p>
      <text:list xml:id="list1539020428979725838" text:style-name="L2">
        <text:list-item>
          <text:p text:style-name="P23"><text:span text:style-name="T3">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span></text:p>
        </text:list-item>
        <text:list-item>
          <text:p text:style-name="P23"><text:span text:style-name="T3">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span></text:p>
        </text:list-item>
      </text:list>
      <text:p text:style-name="P11">For use case like the above mentioned, immediate works but comes with the penalty that the service is activated as soon as possible, even if it is not used. For example, if there is no EventAdmin the EventHandler is activated nevertheless.</text:p>
      <text:p text:style-name="P11">Therefore it would be nice to have an option in between immediate and lazy: the service is activated like it is lazy but deactivated like it is immediate.</text:p>
      <text:h text:style-name="Heading_20_2" text:outline-level="2">Constructor Injection (Public Bug 179)</text:h>
      <text:p text:style-name="P11">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h text:style-name="Heading_20_2" text:outline-level="2">Mapped Field Injection (RFP 178)</text:h>
      <text:p text:style-name="P24">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24">For example using the good old method injection:</text:p>
      <text:p text:style-name="P33"><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34"><text:soft-page-break/><text:s text:c="5"/>}</text:p>
      <text:p text:style-name="P24">However, this is currently not possible using field injection.</text:p>
      <text:h text:style-name="Heading_20_2" text:outline-level="2">Field injection of component activation objects (Bug 2902)</text:h>
      <text:p text:style-name="P11">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11">To reduce this boilerplate code, we could support annotating fields with @Activate. The type of a field can be one of the types supported by the activate method and are set before any component method is called.</text:p>
      <text:h text:style-name="P17"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20 – Provide a means to specify that a component instance construction can be delayed but its reclamation deferred until the component configuration becomes unsatisfied.</text:p>
      <text:p text:style-name="Body">DS-0030 – Provide a means to support injecting bound service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 This means must also handle modified and deactivation cases.</text:p>
      <text:p text:style-name="Body">DS-1000 – All solutions must provide a way to utilize them via Annotations as well as via the component description xml.</text:p>
      <text:p text:style-name="P11"/>
      <text:h text:style-name="P17" text:outline-level="1"><text:soft-page-break/>Technical Solution</text:h>
      <text:h text:style-name="Heading_20_2" text:outline-level="2">Schema namespace update</text:h>
      <text:p text:style-name="Body">The XML schema namespace is updated to <text:span text:style-name="T7">http://www.osgi.org/xmlns/scr/v1.4.0</text:span> for the new features being added below.</text:p>
      <text:h text:style-name="Heading_20_2" text:outline-level="2">Component Factory Properties</text:h>
      <text:p text:style-name="P11">TBD</text:p>
      <text:h text:style-name="Heading_20_2" text:outline-level="2">Component Reclamation</text:h>
      <text:p text:style-name="P11">A new <text:span text:style-name="T7">activation-policy</text:span> attribute is defined for the <text:span text:style-name="T7">&lt;component&gt;</text:span> element. This attribute defines the policy for activating and deactivating the component.The <text:s/><text:span text:style-name="T7">activation-policy</text:span> attribute replaces the <text:span text:style-name="T7">immediate</text:span> attribute which is removed from the schema.</text:p>
      <text:p text:style-name="P11">The <text:span text:style-name="T7">activation-policy</text:span> attribute can have one of the following values: </text:p>
      <text:list xml:id="list7255558737502940839" text:style-name="L6">
        <text:list-item>
          <text:p text:style-name="P25"><text:span text:style-name="T7">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7">immediate=true</text:span>.</text:p>
        </text:list-item>
        <text:list-item>
          <text:p text:style-name="P25"><text:span text:style-name="T8">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8">immediate=false</text:span><text:span text:style-name="T3">.</text:span></text:p>
        </text:list-item>
        <text:list-item>
          <text:p text:style-name="P25"><text:span text:style-name="T8">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11">The default policy is <text:span text:style-name="T7">immediate</text:span> if the component is not a factory component and does not specify a service. Otherwise the default policy is <text:span text:style-name="T7">ondemand</text:span>.</text:p>
      <text:p text:style-name="P11">Both the <text:span text:style-name="T7">ondemand</text:span> and <text:span text:style-name="T7">delayed</text:span> policies delay activation of component instances until they are actually needed but the <text:span text:style-name="T7">delayed</text:span> policy will keep the component instance activated until it becomes unsatisfied while the <text:span text:style-name="T7">ondemand</text:span> policy will allow SCR to deactivate component instances which are not in use as services.</text:p>
      <text:p text:style-name="P11">The <text:span text:style-name="T7">Component</text:span> annotation is updated to add a new <text:span text:style-name="T7">activationPolicy</text:span> element of type <text:span text:style-name="T7">ActivationPolicy</text:span> which is an enum having the values: <text:span text:style-name="T7">IMMEDIATE</text:span>, <text:span text:style-name="T7">ONDEMAND</text:span>, and <text:span text:style-name="T7">DELAYED</text:span>. The <text:span text:style-name="T7">immediate</text:span> element of the <text:span text:style-name="T7">Component</text:span> annotation is deprecated. If the <text:span text:style-name="T7">activationPolicy</text:span> element is specified, then the <text:span text:style-name="T7">immediate</text:span> element is ignored.</text:p>
      <text:h text:style-name="Heading_20_2" text:outline-level="2"><text:soft-page-break/>Constructor Injection</text:h>
      <text:p text:style-name="P11">TBD</text:p>
      <text:h text:style-name="Heading_20_2" text:outline-level="2">Mapped Field Injection</text:h>
      <text:p text:style-name="P24">TBD</text:p>
      <text:h text:style-name="Heading_20_2" text:outline-level="2">Field injection of component activation objects</text:h>
      <text:p text:style-name="P11">A new <text:span text:style-name="T7">activation-fields</text:span> attribute is defined for the <text:span text:style-name="T7">&lt;component&gt;</text:span> element which names the instance fields in the component implementation class which are to be injected with component activation objects. This attribute must contain a whitespace separated list of field names. </text:p>
      <text:p text:style-name="P11">An activation field must be one of the following types:</text:p>
      <text:list xml:id="list837380788034791739" text:style-name="L4">
        <text:list-item>
          <text:p text:style-name="P21"><text:span text:style-name="T7">ComponentContext</text:span> - The field will be set to the Component Context for the component configuration.</text:p>
        </text:list-item>
        <text:list-item>
          <text:p text:style-name="P21"><text:span text:style-name="T7">BundleContext</text:span> - The field will be set the Bundle Context of the component's bundle.</text:p>
        </text:list-item>
        <text:list-item>
          <text:p text:style-name="P21"><text:span text:style-name="T7">Map</text:span> - The field will be set with an unmodifiable Map containing the component properties.</text:p>
        </text:list-item>
        <text:list-item>
          <text:p text:style-name="P21">A component property type - The field will be set with an instance of the component property type which allows type safe access to component properties defined by the component property type.</text:p>
        </text:list-item>
      </text:list>
      <text:p text:style-name="P11">Only non-final instance fields of the field types above are supported. If an activation field is declared with the <text:span text:style-name="T7">static</text:span> modifier, the <text:span text:style-name="T7">final</text:span> modifier, or has a type other than one of the above, SCR must log an error message with the Log Service, if present, and the field must not be modified.</text:p>
      <text:p text:style-name="P11">When using activation fields, SCR must modify the activation fields in the component instance at the appropriate time. SCR must modify the fields on the following component life cycle events:</text:p>
      <text:list xml:id="list5763721530894625993" text:style-name="L5">
        <text:list-item>
          <text:p text:style-name="P22">activation - The field is set to the component activation object. The field must be set after the component instance constructor completes and before any other method, such as the activate method, is called. That is, there is a <text:span text:style-name="T6">happens-before</text:span> relationship between the field being set and any method being called on the fully constructed component instance.</text:p>
        </text:list-item>
        <text:list-item>
          <text:p text:style-name="P22">modification - For fields of type <text:span text:style-name="T7">Map</text:span> and component property types which are declared with the <text:span text:style-name="T7">volatile</text:span> modifier, the field is set to the modified component properties before the modified method, if specified, is called. If the field is not declared with the <text:span text:style-name="T7">volatile</text:span> modifier, it is not modified. The field is only modified if declared with the <text:span text:style-name="T7">volatile</text:span> modifier so that field value changes made by SCR are visible to other threads.<text:line-break/>If the component does not specify a modified method or an activation field of type <text:span text:style-name="T7">Map</text:span> or a component property type which is declared <text:span text:style-name="T7">volatile</text:span>, then the component configuration will become unsatisfied if its component properties are modified since there is no way for SCR to provide the modified component properties to the component instance.</text:p>
        </text:list-item>
        <text:list-item>
          <text:p text:style-name="P22">deactivation - For fields which are declared with the <text:span text:style-name="T7">volatile</text:span> modifier, the field is set to <text:span text:style-name="T7">null</text:span> after the deactivate method, if specified, completes. If the field is not declared with the <text:span text:style-name="T7">volatile</text:span> modifier, it is not modified. The field is only modified if declared with the <text:span text:style-name="T7">volatile</text:span> modifier so that field value changes made by SCR are visible to other threads.</text:p>
        </text:list-item>
      </text:list>
      <text:p text:style-name="P11"><text:soft-page-break/>Care must be taken by the component implementation regarding the field. SCR has no way to know if the component implementation itself may alter the field value. The component implementation should not alter the field value and allow SCR to manage it. SCR must treat the field as if the component implementation does not alter the field value so SCR may retain its own copy of the value set in the field.</text:p>
      <text:p text:style-name="P11">Fields can be declared private in the component class but are only looked up in the inheritance chain when they are protected, public, or have default access.</text:p>
      <text:p text:style-name="P11">The <text:span text:style-name="T7">Activate</text:span> annotation is modified to allow it to be applied to fields. Applying the <text:span text:style-name="T7">Activate</text:span> annotation to a field will add that field to the <text:span text:style-name="T7">activation-field</text:span> attribute of the <text:span text:style-name="T7">&lt;component&gt;</text:span> element. Multiple fields can be annotated with <text:span text:style-name="T7">Activate</text:span> as well as an activate method.</text:p>
      <text:h text:style-name="P17"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17"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17" text:outline-level="1"><text:soft-page-break/>Considered Alternatives</text:h>
      <text:p text:style-name="P11">None at this time.</text:p>
      <text:h text:style-name="P17" text:outline-level="1">Security Considerations</text:h>
      <text:p text:style-name="P10">Description of all known vulnerabilities this may either introduce or address as well as scenarios of how the weaknesses could be circumvented.</text:p>
      <text:h text:style-name="P17" text:outline-level="1">Document Support</text:h>
      <text:h text:style-name="P16" text:outline-level="2">References</text:h>
      <text:list xml:id="list1500947209493994868"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
      <text:h text:style-name="P16"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BJ Hargrave</text:p>
          </table:table-cell>
        </table:table-row>
        <table:table-row table:style-name="Table2.1">
          <table:table-cell table:style-name="Table2.A1" office:value-type="string">
            <text:p text:style-name="P5">Company</text:p>
          </table:table-cell>
          <table:table-cell table:style-name="Table2.B1" office:value-type="string">
            <text:p text:style-name="P5">IBM</text:p>
          </table:table-cell>
        </table:table-row>
      </table:table>
      <text:p text:style-name="P11"/>
      <text:h text:style-name="P16" text:outline-level="2">Acronyms and Abbreviations</text:h>
      <text:p text:style-name="P11">DS – Declarative Services</text:p>
      <text:p text:style-name="P11">SCR – Service Component Runtime</text:p>
      <text:h text:style-name="P16" text:outline-level="2"><text:soft-page-break/>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OSGiMonoc" svg:font-family="ProductusOSGiMono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222: Declarative Services Updates</text:user-defined><text:tab/>Page <text:page-number text:select-page="current">12</text:page-number> of <text:page-count style:num-format="1">12</text:page-count></text:p>
        <text:p text:style-name="Header"/>
        <text:p text:style-name="Header"><text:tab/>Draft<text:tab/> <text:modification-date style:data-style-name="N76">April 14,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26</meta:editing-cycles>
    <meta:editing-duration>P1DT18H59M40S</meta:editing-duration>
    <meta:initial-creator>BJ Hargrave</meta:initial-creator>
    <dc:date>2016-04-14T11:25:16</dc:date>
    <dc:creator>BJ Hargrave</dc:creator>
    <meta:document-statistic meta:table-count="2" meta:image-count="2" meta:object-count="0" meta:page-count="12" meta:paragraph-count="175" meta:word-count="3439" meta:character-count="22034"/>
    <meta:user-defined meta:name="Info"/>
    <meta:user-defined meta:name="Info 3"/>
    <meta:user-defined meta:name="Info 4"/>
    <meta:user-defined meta:name="RFC Title">RFC 222: Declarative Services Updates</meta:user-defined>
  </office:meta>
</office:document-meta>
</file>